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padding="0.97mm" fo:border="0.05pt solid #cccccc"/>
    </style:style>
    <style:style style:name="Table1.A2" style:family="table-cell">
      <style:table-cell-properties fo:padding="0.97mm" fo:border-left="0.05pt solid #cccccc" fo:border-right="none" fo:border-top="none" fo:border-bottom="0.05pt solid #cccccc"/>
    </style:style>
    <style:style style:name="Table1.B2" style:family="table-cell">
      <style:table-cell-properties fo:padding="0.97mm" fo:border-left="0.05pt solid #cccccc" fo:border-right="0.05pt solid #cccccc" fo:border-top="none" fo:border-bottom="0.05pt solid #cccccc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0.05pt solid #cccccc"/>
    </style:style>
    <style:style style:name="Table4.A2" style:family="table-cell">
      <style:table-cell-properties fo:padding="0.97mm" fo:border-left="0.05pt solid #cccccc" fo:border-right="none" fo:border-top="none" fo:border-bottom="0.05pt solid #cccccc"/>
    </style:style>
    <style:style style:name="Table4.B2" style:family="table-cell">
      <style:table-cell-properties fo:padding="0.97mm" fo:border-left="0.05pt solid #cccccc" fo:border-right="0.05pt solid #cccccc" fo:border-top="none" fo:border-bottom="0.05pt solid #cccccc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22.18mm" style:rel-column-width="47101*"/>
    </style:style>
    <style:style style:name="Table3.B" style:family="table-column">
      <style:table-column-properties style:column-width="7.94mm" style:rel-column-width="3059*"/>
    </style:style>
    <style:style style:name="Table3.C" style:family="table-column">
      <style:table-column-properties style:column-width="39.88mm" style:rel-column-width="15375*"/>
    </style:style>
    <style:style style:name="Table3.A1" style:family="table-cell">
      <style:table-cell-properties fo:padding="0.97mm" fo:border="0.05pt solid #cccccc"/>
    </style:style>
    <style:style style:name="Table3.A2" style:family="table-cell">
      <style:table-cell-properties fo:padding="0.97mm" fo:border-left="0.05pt solid #cccccc" fo:border-right="none" fo:border-top="none" fo:border-bottom="0.05pt solid #cccccc"/>
    </style:style>
    <style:style style:name="Table3.B2" style:family="table-cell">
      <style:table-cell-properties fo:padding="0.97mm" fo:border-left="none" fo:border-right="none" fo:border-top="none" fo:border-bottom="0.05pt solid #cccccc"/>
    </style:style>
    <style:style style:name="Table3.C2" style:family="table-cell">
      <style:table-cell-properties fo:padding="0.97mm" fo:border-left="0.05pt solid #cccccc" fo:border-right="0.05pt solid #cccccc" fo:border-top="none" fo:border-bottom="0.05pt solid #cccccc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2.5mm" style:rel-column-width="31801*"/>
    </style:style>
    <style:style style:name="Table2.B" style:family="table-column">
      <style:table-column-properties style:column-width="47.63mm" style:rel-column-width="18359*"/>
    </style:style>
    <style:style style:name="Table2.C" style:family="table-column">
      <style:table-column-properties style:column-width="39.88mm" style:rel-column-width="15375*"/>
    </style:style>
    <style:style style:name="Table2.A1" style:family="table-cell">
      <style:table-cell-properties fo:padding="0.97mm" fo:border="0.05pt solid #cccccc"/>
    </style:style>
    <style:style style:name="Table2.A2" style:family="table-cell">
      <style:table-cell-properties fo:padding="0.97mm" fo:border-left="0.05pt solid #cccccc" fo:border-right="none" fo:border-top="none" fo:border-bottom="0.05pt solid #cccccc"/>
    </style:style>
    <style:style style:name="Table2.C2" style:family="table-cell">
      <style:table-cell-properties fo:padding="0.97mm" fo:border-left="0.05pt solid #cccccc" fo:border-right="0.05pt solid #cccccc" fo:border-top="none" fo:border-bottom="0.05pt solid #cccccc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5mm" style:rel-column-width="32767*"/>
    </style:style>
    <style:style style:name="Table5.B" style:family="table-column">
      <style:table-column-properties style:column-width="85mm" style:rel-column-width="32768*"/>
    </style:style>
    <style:style style:name="Table5.A1" style:family="table-cell">
      <style:table-cell-properties fo:padding="0.97mm" fo:border-left="0.05pt solid #cccccc" fo:border-right="none" fo:border-top="0.05pt solid #cccccc" fo:border-bottom="none"/>
    </style:style>
    <style:style style:name="Table5.B1" style:family="table-cell">
      <style:table-cell-properties fo:padding="0.97mm" fo:border-left="0.05pt solid #cccccc" fo:border-right="0.05pt solid #cccccc" fo:border-top="0.05pt solid #cccccc" fo:border-bottom="none"/>
    </style:style>
    <style:style style:name="Table5.A2" style:family="table-cell">
      <style:table-cell-properties fo:padding="0.97mm" fo:border-left="0.05pt solid #cccccc" fo:border-right="none" fo:border-top="none" fo:border-bottom="0.05pt solid #cccccc"/>
    </style:style>
    <style:style style:name="Table5.B2" style:family="table-cell">
      <style:table-cell-properties fo:padding="0.97mm" fo:border-left="0.05pt solid #cccccc" fo:border-right="0.05pt solid #cccccc" fo:border-top="none" fo:border-bottom="0.05pt solid #cccccc"/>
    </style:style>
    <style:style style:name="P1" style:family="paragraph" style:parent-style-name="Text_20_body">
      <style:paragraph-properties fo:text-align="start" style:justify-single-word="false"/>
      <style:text-properties fo:color="#999999" style:font-name="DejaVu Sans" fo:font-size="10pt" officeooo:rsid="01bd3eba" officeooo:paragraph-rsid="01d91962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ecaa41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ef79ff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d79c4b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79c4b" officeooo:paragraph-rsid="01d79c4b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d505a" officeooo:paragraph-rsid="01f052dc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dbf824" officeooo:paragraph-rsid="01e53148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dbf824" officeooo:paragraph-rsid="01f052dc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ecaa41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ef79f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f0eb2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f276c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font-name="DejaVu Sans" fo:font-size="10pt" fo:font-style="normal" fo:font-weight="normal" officeooo:rsid="01ecaa41" officeooo:paragraph-rsid="01ecaa4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f79ff" officeooo:paragraph-rsid="01ef79f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e53148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e74ba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f052dc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ecaa41" officeooo:paragraph-rsid="01ecaa41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ecaa41" officeooo:paragraph-rsid="01ef79ff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53148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74bad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a6347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f052dc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5" style:family="paragraph" style:parent-style-name="Title">
      <style:paragraph-properties fo:text-align="end" style:justify-single-word="false"/>
      <style:text-properties style:font-name="DejaVu Sans" officeooo:rsid="01d79c4b" officeooo:paragraph-rsid="01d79c4b"/>
    </style:style>
    <style:style style:name="P26" style:family="paragraph" style:parent-style-name="Standard">
      <style:text-properties style:font-name="DejaVu Sans" fo:font-size="10pt" officeooo:rsid="01f0eb28" officeooo:paragraph-rsid="01f0eb2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DejaVu Sans" fo:font-size="10pt" officeooo:rsid="01f0eb28" officeooo:paragraph-rsid="01f0eb28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0pt" fo:font-weight="bold" officeooo:rsid="01bd3eba" officeooo:paragraph-rsid="01f57909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f052d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dbf824" officeooo:paragraph-rsid="01f5790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f57909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d79c4b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d505a" officeooo:paragraph-rsid="01f57909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ecaa41" officeooo:paragraph-rsid="01f052dc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f57909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normal" officeooo:rsid="01d79c4b" style:font-weight-asian="normal" style:font-weight-complex="normal"/>
    </style:style>
    <style:style style:name="T2" style:family="text">
      <style:text-properties fo:font-weight="normal" officeooo:rsid="01bea03d" style:font-weight-asian="normal" style:font-weight-complex="normal"/>
    </style:style>
    <style:style style:name="T3" style:family="text">
      <style:text-properties fo:font-weight="normal" officeooo:rsid="01c2dc59" style:font-weight-asian="normal" style:font-weight-complex="normal"/>
    </style:style>
    <style:style style:name="T4" style:family="text">
      <style:text-properties fo:font-weight="normal" officeooo:rsid="01c4050e" style:font-weight-asian="normal" style:font-weight-complex="normal"/>
    </style:style>
    <style:style style:name="T5" style:family="text">
      <style:text-properties fo:font-weight="normal" officeooo:rsid="01c66c3a" style:font-weight-asian="normal" style:font-weight-complex="normal"/>
    </style:style>
    <style:style style:name="T6" style:family="text">
      <style:text-properties fo:font-weight="normal" officeooo:rsid="01c5e32c" style:font-weight-asian="normal" style:font-weight-complex="normal"/>
    </style:style>
    <style:style style:name="T7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8" style:family="text">
      <style:text-properties fo:font-size="8pt" officeooo:rsid="00789147" style:font-size-asian="8pt" style:font-size-complex="8pt"/>
    </style:style>
    <style:style style:name="T9" style:family="text">
      <style:text-properties officeooo:rsid="00961629"/>
    </style:style>
    <style:style style:name="T10" style:family="text">
      <style:text-properties officeooo:rsid="00789147"/>
    </style:style>
    <style:style style:name="T11" style:family="text">
      <style:text-properties officeooo:rsid="01dd505a"/>
    </style:style>
    <style:style style:name="T12" style:family="text">
      <style:text-properties officeooo:rsid="01e53148"/>
    </style:style>
    <style:style style:name="T13" style:family="text">
      <style:text-properties officeooo:rsid="01e74bad"/>
    </style:style>
    <style:style style:name="T14" style:family="text">
      <style:text-properties officeooo:rsid="01ea6347"/>
    </style:style>
    <style:style style:name="T15" style:family="text">
      <style:text-properties officeooo:rsid="01ea7116"/>
    </style:style>
    <style:style style:name="T16" style:family="text">
      <style:text-properties officeooo:rsid="01ef79ff"/>
    </style:style>
    <style:style style:name="T17" style:family="text">
      <style:text-properties officeooo:rsid="01f052d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1f3953c" style:font-style-asian="normal" style:font-style-complex="normal"/>
    </style:style>
    <style:style style:name="T20" style:family="text">
      <style:text-properties fo:font-style="normal" officeooo:rsid="01f052dc" style:font-style-asian="normal" style:font-style-complex="normal"/>
    </style:style>
    <style:style style:name="T21" style:family="text">
      <style:text-properties officeooo:rsid="01f0eb28"/>
    </style:style>
    <style:style style:name="T22" style:family="text">
      <style:text-properties officeooo:rsid="01f3953c"/>
    </style:style>
    <style:style style:name="T23" style:family="text">
      <style:text-properties officeooo:rsid="01f579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{%= @o.name %}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3">{% [[:organization_name, :website], [:<text:span text:style-name="T23">full_name</text:span>, :<text:span text:style-name="T23">full_address</text:span>], [:email, :second_email], [:phone, :second_phone], [:mobile, :fax_number], [:alias_name, :hidden]].to_h.each_pair do |a, b| %}</text:p>
          </table:table-cell>
          <table:covered-table-cell/>
        </table:table-row>
        <table:table-row>
          <table:table-cell table:style-name="Table1.A2" office:value-type="string">
            <text:p text:style-name="P20">{%= I18n.t("person.views.#{a}") %}</text:p>
            <text:p text:style-name="P15">{%= @o.send(a) %}</text:p>
          </table:table-cell>
          <table:table-cell table:style-name="Table1.B2" office:value-type="string">
            <text:p text:style-name="P20">{%= I18n.t("person.views.#{<text:span text:style-name="T12">b</text:span>}") %}</text:p>
            <text:p text:style-name="P15">{%= @o.send(<text:span text:style-name="T12">b</text:span>) %}</text:p>
          </table:table-cell>
        </table:table-row>
        <table:table-row>
          <table:table-cell table:style-name="Table1.B2" table:number-columns-spanned="2" office:value-type="string">
            <text:p text:style-name="P7">{% <text:span text:style-name="T11">end</text:span> %}</text:p>
          </table:table-cell>
          <table:covered-table-cell/>
        </table:table-row>
        <table:table-row>
          <table:table-cell table:style-name="Table1.A2" office:value-type="string">
            <text:p text:style-name="P21">{%= I18n.t("person.views.<text:span text:style-name="T13">job</text:span>") %}</text:p>
            <text:p text:style-name="P16">{%= @o.<text:span text:style-name="T13">job.try(:name)</text:span> %}</text:p>
          </table:table-cell>
          <table:table-cell table:style-name="Table1.B2" office:value-type="string">
            <text:p text:style-name="P22">{%= I18n.t("<text:span text:style-name="T15">language</text:span>.views.<text:span text:style-name="T14">communication_language</text:span>") %}</text:p>
            <text:p text:style-name="P16">{%= @o.<text:span text:style-name="T13">main_communication_language.try(:name)</text:span> %}</text:p>
          </table:table-cell>
        </table:table-row>
      </table:table>
      <text:p text:style-name="P32"/>
      <text:p text:style-name="P34"><text:span text:style-name="T18">{% </text:span><text:span text:style-name="T19">unless </text:span><text:span text:style-name="T18">@o.</text:span><text:span text:style-name="T20">avs_number.blank?</text:span><text:span text:style-name="T18"> %}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">{% [[:<text:span text:style-name="T17">birth_date</text:span>, :<text:span text:style-name="T17">nationality</text:span>], [:<text:span text:style-name="T17">avs_number</text:span>, :<text:span text:style-name="T17">bank_informations</text:span>]].to_h.each_pair do |a, b| %}</text:p>
          </table:table-cell>
          <table:covered-table-cell/>
        </table:table-row>
        <table:table-row>
          <table:table-cell table:style-name="Table4.A2" office:value-type="string">
            <text:p text:style-name="P23">{%= I18n.t("person.views.#{a}") %}</text:p>
            <text:p text:style-name="P17">{%= @o.send(a) %}</text:p>
          </table:table-cell>
          <table:table-cell table:style-name="Table4.B2" office:value-type="string">
            <text:p text:style-name="P23">{%= I18n.t("person.views.#{<text:span text:style-name="T12">b</text:span>}") %}</text:p>
            <text:p text:style-name="P17">{%= @o.send(<text:span text:style-name="T12">b</text:span>) %}</text:p>
          </table:table-cell>
        </table:table-row>
        <table:table-row>
          <table:table-cell table:style-name="Table4.B2" table:number-columns-spanned="2" office:value-type="string">
            <text:p text:style-name="P8">{% <text:span text:style-name="T11">end</text:span> %}</text:p>
          </table:table-cell>
          <table:covered-table-cell/>
        </table:table-row>
      </table:table>
      <text:p text:style-name="P29"/>
      <text:p text:style-name="P29">{% end %}</text:p>
      <text:p text:style-name="P10">{% if @o.<text:span text:style-name="T16">comments_edited_by_others</text:span>.<text:span text:style-name="T16">open_comments.</text:span>count &gt; 0 %}</text:p>
      <text:p text:style-name="P14">Commentair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0">{% @o.<text:span text:style-name="T16">comments_edited_by_others</text:span>.open_<text:span text:style-name="T16">comments</text:span>.each do |<text:span text:style-name="T16">c</text:span>| %}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{%= <text:span text:style-name="T16">c</text:span>.title %}</text:p>
            <text:p text:style-name="P10">{%= <text:span text:style-name="T16">c</text:span>.<text:span text:style-name="T16">description</text:span> %}</text:p>
          </table:table-cell>
          <table:table-cell table:style-name="Table3.B2" office:value-type="string">
            <text:p text:style-name="P10"/>
          </table:table-cell>
          <table:table-cell table:style-name="Table3.C2" office:value-type="string">
            <text:p text:style-name="P10">{%= I18n.l(<text:span text:style-name="T16">c</text:span>.created_at, :format =&gt; :long) %}</text:p>
          </table:table-cell>
        </table:table-row>
        <table:table-row>
          <table:table-cell table:style-name="Table3.C2" table:number-columns-spanned="3" office:value-type="string">
            <text:p text:style-name="P10">{% end %}</text:p>
          </table:table-cell>
          <table:covered-table-cell/>
          <table:covered-table-cell/>
        </table:table-row>
      </table:table>
      <text:p text:style-name="P3"/>
      <text:p text:style-name="P10">{% end %}</text:p>
      <text:p text:style-name="P5"/>
      <text:p text:style-name="P9">{% if @o.affairs.open.count &gt; 0 %}</text:p>
      <text:p text:style-name="P9">Affaires en cour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9">{% @o.affairs.open.each do |a| %}</text:p>
          </table:table-cell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18">{%= a.title %}</text:p>
          </table:table-cell>
          <table:table-cell table:style-name="Table2.A2" office:value-type="string">
            <text:p text:style-name="P9">{%= I18n.l(a.created_at, :format =&gt; :long) %}</text:p>
          </table:table-cell>
          <table:table-cell table:style-name="Table2.C2" office:value-type="string">
            <text:p text:style-name="P13">{%= a.value_with_taxes.to_doc %}</text:p>
          </table:table-cell>
        </table:table-row>
        <table:table-row>
          <table:table-cell table:style-name="Table2.C2" table:number-columns-spanned="3" office:value-type="string">
            <text:p text:style-name="P9">{% end %}</text:p>
          </table:table-cell>
          <table:covered-table-cell/>
          <table:covered-table-cell/>
        </table:table-row>
      </table:table>
      <text:p text:style-name="P2"/>
      <text:p text:style-name="P9">{% end %}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Tags privés</text:p>
          </table:table-cell>
          <table:table-cell table:style-name="Table5.B1" office:value-type="string">
            <text:p text:style-name="P26">Tags publics</text:p>
          </table:table-cell>
        </table:table-row>
        <table:table-row>
          <table:table-cell table:style-name="Table5.A2" office:value-type="string">
            <text:p text:style-name="P11">{%<text:span text:style-name="T21">=</text:span> @o.<text:span text:style-name="T21">private_tags.pluck(:name).try(:join, ', ') </text:span>%}</text:p>
          </table:table-cell>
          <table:table-cell table:style-name="Table5.B2" office:value-type="string">
            <text:p text:style-name="P12">{%<text:span text:style-name="T21">=</text:span> @o.<text:span text:style-name="T21">public_tags.pluck(:name).try(:join, ', ') </text:span>%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/>
      <style:text-properties fo:color="#999999" style:font-name="DejaVu Sans" fo:font-size="10pt" officeooo:rsid="01bd3eba" officeooo:paragraph-rsid="01d91962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weight="normal" officeooo:rsid="01d79c4b" style:font-weight-asian="normal" style:font-weight-complex="normal"/>
    </style:style>
    <style:style style:name="MT2" style:family="text">
      <style:text-properties fo:font-weight="normal" officeooo:rsid="01bea03d" style:font-weight-asian="normal" style:font-weight-complex="normal"/>
    </style:style>
    <style:style style:name="MT3" style:family="text">
      <style:text-properties fo:font-weight="normal" officeooo:rsid="01c2dc59" style:font-weight-asian="normal" style:font-weight-complex="normal"/>
    </style:style>
    <style:style style:name="MT4" style:family="text">
      <style:text-properties fo:font-weight="normal" officeooo:rsid="01c4050e" style:font-weight-asian="normal" style:font-weight-complex="normal"/>
    </style:style>
    <style:style style:name="MT5" style:family="text">
      <style:text-properties fo:font-weight="normal" officeooo:rsid="01c66c3a" style:font-weight-asian="normal" style:font-weight-complex="normal"/>
    </style:style>
    <style:style style:name="MT6" style:family="text">
      <style:text-properties fo:font-weight="normal" officeooo:rsid="01c5e32c" style:font-weight-asian="normal" style:font-weight-complex="normal"/>
    </style:style>
    <style:style style:name="MT7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8" style:family="text">
      <style:text-properties officeooo:rsid="00961629"/>
    </style:style>
    <style:style style:name="MT9" style:family="text">
      <style:text-properties officeooo:rsid="00789147"/>
    </style:style>
    <style:style style:name="MT10" style:family="text">
      <style:text-properties fo:font-size="8pt" officeooo:rsid="00789147" style:font-size-asian="8pt" style:font-size-complex="8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e de la fiche</text:span><text:span text:style-name="MT2">: {%= </text:span><text:span text:style-name="MT3">I18n.l(</text:span><text:span text:style-name="MT1">Time.now</text:span><text:span text:style-name="MT2">.</text:span><text:span text:style-name="MT4">to_date, :</text:span><text:span text:style-name="MT5">format =&gt; :</text:span><text:span text:style-name="MT6">long</text:span><text:span text:style-name="MT3">)</text:span><text:span text:style-name="MT2"> %}</text:span></text:p>
      </style:header>
      <style:footer>
        <text:p text:style-name="MP2"><text:span text:style-name="MT7">CIRCL Directory, 13 rue du paradis fiscal</text:span><text:span text:style-name="MT8"><text:tab/></text:span><text:page-number text:select-page="current">2</text:page-number><text:span text:style-name="MT9">/</text:span><text:span text:style-name="MT9"><text:page-count>2</text:page-count></text:span><text:span text:style-name="MT9"><text:tab/></text:span><text:span text:style-name="MT10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5-07-23T13:08:21.565395463</dc:date>
    <meta:editing-duration>PT5H44M50S</meta:editing-duration>
    <meta:editing-cycles>464</meta:editing-cycles>
    <meta:generator>LibreOffice/4.4.2.2$Linux_X86_64 LibreOffice_project/40m0$Build-2</meta:generator>
    <meta:document-statistic meta:table-count="5" meta:image-count="0" meta:object-count="0" meta:page-count="2" meta:paragraph-count="42" meta:word-count="173" meta:character-count="1398" meta:non-whitespace-character-count="1265"/>
  </office:meta>
</office:document-meta>
</file>